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e1e" officeooo:paragraph-rsid="000aee1e"/>
    </style:style>
    <style:style style:name="P2" style:family="paragraph" style:parent-style-name="Standard">
      <style:text-properties fo:color="#c9211e" loext:opacity="100%" officeooo:rsid="000aee1e" officeooo:paragraph-rsid="000aee1e"/>
    </style:style>
    <style:style style:name="P3" style:family="paragraph" style:parent-style-name="Standard">
      <style:text-properties style:use-window-font-color="true" loext:opacity="0%" officeooo:rsid="000aee1e" officeooo:paragraph-rsid="000aee1e"/>
    </style:style>
    <style:style style:name="P4" style:family="paragraph" style:parent-style-name="Standard">
      <style:text-properties fo:color="#bf0041" loext:opacity="100%" officeooo:rsid="000aee1e" officeooo:paragraph-rsid="000aee1e"/>
    </style:style>
    <style:style style:name="P5" style:family="paragraph" style:parent-style-name="Standard">
      <style:text-properties officeooo:rsid="000aee1e" officeooo:paragraph-rsid="000efd87"/>
    </style:style>
    <style:style style:name="P6" style:family="paragraph" style:parent-style-name="Standard">
      <style:text-properties fo:color="#c9211e" loext:opacity="100%" officeooo:rsid="000aee1e" officeooo:paragraph-rsid="000efd87"/>
    </style:style>
    <style:style style:name="P7" style:family="paragraph" style:parent-style-name="Standard">
      <style:text-properties fo:color="#c9211e" loext:opacity="100%" officeooo:rsid="0012f8e4" officeooo:paragraph-rsid="0012f8e4"/>
    </style:style>
    <style:style style:name="P8" style:family="paragraph" style:parent-style-name="Standard">
      <style:text-properties style:use-window-font-color="true" loext:opacity="0%" officeooo:rsid="0010a5f7" officeooo:paragraph-rsid="0010a5f7"/>
    </style:style>
    <style:style style:name="P9" style:family="paragraph" style:parent-style-name="Standard">
      <style:text-properties style:use-window-font-color="true" loext:opacity="0%" officeooo:rsid="0010abbb" officeooo:paragraph-rsid="0010abbb"/>
    </style:style>
    <style:style style:name="P10" style:family="paragraph" style:parent-style-name="Standard">
      <style:text-properties style:use-window-font-color="true" loext:opacity="0%" officeooo:rsid="00112436" officeooo:paragraph-rsid="00112436"/>
    </style:style>
    <style:style style:name="P11" style:family="paragraph" style:parent-style-name="Standard">
      <style:text-properties style:use-window-font-color="true" loext:opacity="0%" officeooo:rsid="0012f8e4" officeooo:paragraph-rsid="0012f8e4"/>
    </style:style>
    <style:style style:name="P12" style:family="paragraph" style:parent-style-name="Standard">
      <style:text-properties style:use-window-font-color="true" loext:opacity="0%" officeooo:rsid="0013720d" officeooo:paragraph-rsid="0013720d"/>
    </style:style>
    <style:style style:name="T1" style:family="text">
      <style:text-properties officeooo:rsid="000efd87"/>
    </style:style>
    <style:style style:name="T2" style:family="text">
      <style:text-properties officeooo:rsid="001372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 :</text:p>
      <text:p text:style-name="Standard"/>
      <text:p text:style-name="Standard">Install git,</text:p>
      <text:p text:style-name="Standard">Go to folder,</text:p>
      <text:p text:style-name="Standard">do; git init, by this, git makes git folder where the version control takes place.</text:p>
      <text:p text:style-name="Standard">It is executed in root directory of project.</text:p>
      <text:p text:style-name="Standard">That folder where the working is done is called working area and when you run git add &lt;filename&gt; the git starts tracking that file. If you run git status, after making changes in the actual file the git will revert with;</text:p>
      <text:p text:style-name="Standard"/>
      <text:p text:style-name="Standard">administrator@administrator-Inspiron-3558:/media/administrator/Work/00_Devops/2025_02_17_Git1$ git status</text:p>
      <text:p text:style-name="Standard"><text:tab/>On branch master</text:p>
      <text:p text:style-name="Standard"/>
      <text:p text:style-name="Standard">No commits yet</text:p>
      <text:p text:style-name="Standard"/>
      <text:p text:style-name="Standard">Changes to be committed:</text:p>
      <text:p text:style-name="Standard"><text:s text:c="2"/>(use "git rm --cached &lt;file&gt;..." to unstage)</text:p>
      <text:p text:style-name="Standard"><text:tab/>new file: <text:s text:c="2"/>Git.txt</text:p>
      <text:p text:style-name="Standard"/>
      <text:p text:style-name="Standard">Changes not staged for commit:</text:p>
      <text:p text:style-name="Standard"><text:s text:c="2"/>(use "git add &lt;file&gt;..." to update what will be committed)</text:p>
      <text:p text:style-name="Standard"><text:s text:c="2"/>(use "git restore &lt;file&gt;..." to discard changes in working directory)</text:p>
      <text:p text:style-name="Standard"><text:tab/>modified: <text:s text:c="2"/>Git.txt</text:p>
      <text:p text:style-name="Standard"/>
      <text:p text:style-name="Standard"/>
      <text:p text:style-name="Standard">If git was not tracking a file and you add it to git, it comes to working area. When git is already tracking a file and you add to git again, it goes to staging area.</text:p>
      <text:p text:style-name="Standard">Staging Area:</text:p>
      <text:p text:style-name="Standard">Any changes in a file present in the staging area are those which will be part f the next version/checkpoint.</text:p>
      <text:p text:style-name="Standard"/>
      <text:p text:style-name="Standard">Repository Area:</text:p>
      <text:p text:style-name="Standard">Here we have those changes which are now part of some version/checkpoint.</text:p>
      <text:p text:style-name="Standard">This is done using git commit command.</text:p>
      <text:p text:style-name="Standard"/>
      <text:p text:style-name="Standard">For this you need to config your git first.</text:p>
      <text:p text:style-name="Standard">it is done by: </text:p>
      <text:p text:style-name="Standard"/>
      <text:p text:style-name="Standard">administrator@administrator-Inspiron-3558:/media/administrator/Work/00_Devops/2025_02_17_Git1$ git commit</text:p>
      <text:p text:style-name="Standard">On branch master</text:p>
      <text:p text:style-name="Standard">Changes not staged for commit:</text:p>
      <text:p text:style-name="Standard"><text:s text:c="2"/>(use "git add &lt;file&gt;..." to update what will be committed)</text:p>
      <text:p text:style-name="Standard"><text:s text:c="2"/>(use "git restore &lt;file&gt;..." to discard changes in working directory)</text:p>
      <text:p text:style-name="Standard"><text:tab/>modified: <text:s text:c="2"/>Git.txt</text:p>
      <text:p text:style-name="Standard"/>
      <text:p text:style-name="Standard">no changes added to commit (use "git add" and/or "git commit -a")</text:p>
      <text:p text:style-name="Standard">administrator@administrator-Inspiron-3558:/media/administrator/Work/00_Devops/2025_02_17_Git1$ git add Git.txt</text:p>
      <text:p text:style-name="Standard">administrator@administrator-Inspiron-3558:/media/administrator/Work/00_Devops/2025_02_17_Git1$ git commit</text:p>
      <text:p text:style-name="Standard"><text:soft-page-break/>[master c5536d4] First Commit</text:p>
      <text:p text:style-name="Standard"><text:s/>1 file changed, 6 insertions(+), 2 deletions(-)</text:p>
      <text:p text:style-name="Standard">administrator@administrator-Inspiron-3558:/media/administrator/Work/00_Devops/2025_02_17_Git1$ git status</text:p>
      <text:p text:style-name="Standard">On branch master</text:p>
      <text:p text:style-name="Standard">nothing to commit, working tree clean</text:p>
      <text:p text:style-name="Standard">administrator@administrator-Inspiron-3558:/media/administrator/Work/00_Devops/2025_02_17_Git1$ git log</text:p>
      <text:p text:style-name="Standard">commit c5536d42c7438574b9f3dd663894c1490cda4f98 (HEAD -&gt; master)</text:p>
      <text:p text:style-name="Standard">Author: Rajababu2 &lt;dixitraja27@gmail.com&gt;</text:p>
      <text:p text:style-name="Standard">Date: <text:s text:c="2"/>Mon Feb 17 08:28:19 2025 +0530</text:p>
      <text:p text:style-name="Standard"/>
      <text:p text:style-name="Standard"><text:s text:c="4"/>First Commit</text:p>
      <text:p text:style-name="Standard"/>
      <text:p text:style-name="Standard">commit 5ca2ccf586624a7a67962d6368b7e934539f64c9</text:p>
      <text:p text:style-name="Standard">Author: Rajababu2 &lt;dixitraja27@gmail.com&gt;</text:p>
      <text:p text:style-name="Standard">Date: <text:s text:c="2"/>Mon Feb 17 08:21:28 2025 +0530</text:p>
      <text:p text:style-name="Standard"/>
      <text:p text:style-name="Standard"><text:s text:c="4"/>First commit</text:p>
      <text:p text:style-name="Standard"><text:a xlink:type="simple" xlink:href="mailto:administrator@administrator-Inspiron-3558" text:style-name="Internet_20_link" text:visited-style-name="Visited_20_Internet_20_Link">administrator@administrator-Inspiron-3558</text:a>:/media/administrator/Work/00_Devops/2025_02_17_Git1$</text:p>
      <text:p text:style-name="Standard"/>
      <text:p text:style-name="P1">Thus,</text:p>
      <text:p text:style-name="P1"/>
      <text:p text:style-name="P1">See current folder status by using command:</text:p>
      <text:p text:style-name="P1"/>
      <text:p text:style-name="P2">git status </text:p>
      <text:p text:style-name="P2"/>
      <text:p text:style-name="P1">see changes to be committed by using</text:p>
      <text:p text:style-name="P2">git log</text:p>
      <text:p text:style-name="P2"/>
      <text:p text:style-name="P1">Every time the changes are done, it needs to be added in staging area by using </text:p>
      <text:p text:style-name="P1"/>
      <text:p text:style-name="P2">git add filename,</text:p>
      <text:p text:style-name="P1"/>
      <text:p text:style-name="P1">Version to be saved using </text:p>
      <text:p text:style-name="P1"/>
      <text:p text:style-name="P2">git commit</text:p>
      <text:p text:style-name="P2"/>
      <text:p text:style-name="P3">if you don want to enter to the text editor and directly implement the message to commit, you can use;</text:p>
      <text:p text:style-name="P2">git commit -m “message”</text:p>
      <text:p text:style-name="P4"/>
      <text:p text:style-name="P5"><text:span text:style-name="T1">Complete directory is added to the staging area by using:</text:span></text:p>
      <text:p text:style-name="P5"/>
      <text:p text:style-name="P6"><text:span text:style-name="T1">git add .</text:span></text:p>
      <text:p text:style-name="P6"/>
      <text:p text:style-name="P6"/>
      <text:p text:style-name="P6"/>
      <text:p text:style-name="P6"/>
      <text:p text:style-name="P6"/>
      <text:p text:style-name="P6"/>
      <text:p text:style-name="P9"><text:soft-page-break/>Git:2</text:p>
      <text:p text:style-name="P8">Now, to put this local repository to the server you can use github. Its an online platform where same project collaboration is possible.</text:p>
      <text:p text:style-name="P8"/>
      <text:p text:style-name="P10">If one needs to keep the file in git server and want any other to contribute on this project, he needs to add the other person as contributor. If the file is open for all, then anybody can download the file but to contribute on the project, it is mandatory for the one to be a contributor.</text:p>
      <text:p text:style-name="P10"/>
      <text:p text:style-name="P11">Now to upload the file, make a repository in git using the web browser and create a repository.</text:p>
      <text:p text:style-name="P11">Copy the code of repository and use command :</text:p>
      <text:p text:style-name="P11"/>
      <text:p text:style-name="P7">$ <text:s/>git remote add origin <text:a xlink:type="simple" xlink:href="https://github.com/dixithim02/GitLearn.git" text:style-name="Internet_20_link" text:visited-style-name="Visited_20_Internet_20_Link">https://github.com/dixithim02/GitLearn.git</text:a></text:p>
      <text:p text:style-name="P7"/>
      <text:p text:style-name="P7"/>
      <text:p text:style-name="P8"/>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7T08:31:15.223367811</meta:creation-date>
    <dc:date>2025-02-17T22:26:31.569015834</dc:date>
    <meta:editing-duration>PT1H15M3S</meta:editing-duration>
    <meta:editing-cycles>10</meta:editing-cycles>
    <meta:generator>LibreOffice/24.2.7.2$Linux_X86_64 LibreOffice_project/420$Build-2</meta:generator>
    <meta:document-statistic meta:table-count="0" meta:image-count="0" meta:object-count="0" meta:page-count="3" meta:paragraph-count="67" meta:word-count="520" meta:character-count="3632" meta:non-whitespace-character-count="3142"/>
  </office:meta>
</office:document-meta>
</file>